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Arial Narrow" svg:font-family="Arial Narrow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/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 fo:text-align="center"/>
      <style:text-properties style:font-name="Arial Narrow" style:font-name-complex="Arial Narrow" fo:font-weight="bold" style:font-weight-asian="bold" fo:text-transform="uppercase" fo:letter-spacing="0.0416in"/>
    </style:style>
    <style:style style:name="P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  <style:text-properties style:font-name="Arial Narrow" style:font-name-complex="Arial Narrow" fo:font-weight="bold" style:font-weight-asian="bold" fo:font-size="16pt" style:font-size-asian="16pt"/>
    </style:style>
    <style:style style:name="P3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6pt" style:font-size-asian="16pt"/>
    </style:style>
    <style:style style:name="P4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4pt" style:font-size-asian="14pt"/>
    </style:style>
    <style:style style:name="P5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4pt" style:font-size-asian="14pt"/>
    </style:style>
    <style:style style:name="P6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1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2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3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4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5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tyle="italic" style:font-style-asian="italic" style:font-size-complex="20pt"/>
    </style:style>
    <style:style style:name="P17" style:parent-style-name="Standard" style:family="paragraph">
      <style:paragraph-properties fo:text-align="center"/>
      <style:text-properties style:font-name="Arial Narrow" style:font-name-complex="Arial Narrow" fo:font-weight="bold" style:font-weight-asian="bold" style:font-style-complex="italic" fo:font-size="14pt" style:font-size-asian="14pt" style:font-size-complex="14pt"/>
    </style:style>
    <style:style style:name="P18" style:parent-style-name="Heading2" style:family="paragraph">
      <style:paragraph-properties fo:text-align="center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ableColumn22" style:family="table-column">
      <style:table-column-properties style:column-width="2.2305in" style:use-optimal-column-width="false"/>
    </style:style>
    <style:style style:name="TableColumn23" style:family="table-column">
      <style:table-column-properties style:column-width="2.2312in" style:use-optimal-column-width="false"/>
    </style:style>
    <style:style style:name="TableColumn24" style:family="table-column">
      <style:table-column-properties style:column-width="2.2312in" style:use-optimal-column-width="false"/>
    </style:style>
    <style:style style:name="Table21" style:family="table">
      <style:table-properties style:width="6.693in" fo:margin-left="0.0381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" style:family="table-cell">
      <style:table-cell-properties fo:border="0.0069in solid #000000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P60" style:parent-style-name="Textbody" style:family="paragraph">
      <style:paragraph-properties fo:text-align="center"/>
    </style:style>
    <style:style style:name="P61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62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63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64" style:parent-style-name="Textbody" style:family="paragraph">
      <style:text-properties style:font-name="Arial Narrow" fo:font-weight="bold" style:font-weight-asian="bold" style:font-weight-complex="bold"/>
    </style:style>
    <style:style style:name="P65" style:parent-style-name="Textbody" style:family="paragraph">
      <style:text-properties style:font-name="Arial Narrow" fo:font-weight="bold" style:font-weight-asian="bold" style:font-weight-complex="bold"/>
    </style:style>
    <style:style style:name="P66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67" style:parent-style-name="Textbody" style:family="paragraph">
      <style:text-properties style:font-name="Arial Narrow" fo:font-weight="bold" style:font-weight-asian="bold" style:font-weight-complex="bold"/>
    </style:style>
    <style:style style:name="P68" style:parent-style-name="Textbody" style:family="paragraph">
      <style:text-properties style:font-name="Arial Narrow" fo:font-weight="bold" style:font-weight-asian="bold" style:font-weight-complex="bold"/>
    </style:style>
    <style:style style:name="P69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70" style:parent-style-name="Textbody" style:family="paragraph">
      <style:text-properties style:font-name="Arial Narrow" fo:font-weight="bold" style:font-weight-asian="bold" style:font-weight-complex="bold"/>
    </style:style>
    <style:style style:name="P71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72" style:parent-style-name="Textbody" style:family="paragraph">
      <style:text-properties style:font-name="Arial Narrow" fo:font-weight="bold" style:font-weight-asian="bold" style:font-weight-complex="bold"/>
    </style:style>
    <style:style style:name="P73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74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75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76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77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78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79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80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81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82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83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84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85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86" style:parent-style-name="DefaultParagraphFont" style:family="text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87" style:parent-style-name="DefaultParagraphFont" style:family="text">
      <style:text-properties style:font-name="Arial Narrow" fo:font-weight="bold" style:font-weight-asian="bold" fo:font-size="13pt" style:font-size-asian="13pt" style:font-size-complex="13pt"/>
    </style:style>
    <style:style style:name="P88" style:parent-style-name="Standard" style:family="paragraph">
      <style:text-properties style:font-name="Arial Narrow" fo:font-weight="bold" style:font-weight-asian="bold" fo:font-size="14pt" style:font-size-asian="14pt" style:font-size-complex="14pt"/>
    </style:style>
    <style:style style:name="P89" style:parent-style-name="Textbody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P92" style:parent-style-name="Textbody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font-style="italic" style:font-style-asian="italic" style:font-style-complex="italic" fo:language="en" fo:country="US"/>
    </style:style>
    <style:style style:name="T96" style:parent-style-name="DefaultParagraphFont" style:family="text">
      <style:text-properties fo:language="en" fo:country="US"/>
    </style:style>
    <style:style style:name="P97" style:parent-style-name="Textbody" style:family="paragraph"/>
    <style:style style:name="T98" style:parent-style-name="DefaultParagraphFont" style:family="text">
      <style:text-properties fo:font-weight="bold" style:font-weight-asian="bold"/>
    </style:style>
    <style:style style:name="T99" style:parent-style-name="DefaultParagraphFont" style:family="text">
      <style:text-properties fo:font-style="italic" style:font-style-asian="italic" style:font-style-complex="italic" fo:language="en" fo:country="US"/>
    </style:style>
    <style:style style:name="T100" style:parent-style-name="DefaultParagraphFont" style:family="text">
      <style:text-properties fo:language="en" fo:country="US"/>
    </style:style>
    <style:style style:name="P101" style:parent-style-name="Textbody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P104" style:parent-style-name="Textbody" style:family="paragraph"/>
    <style:style style:name="T105" style:parent-style-name="DefaultParagraphFont" style:family="text">
      <style:text-properties fo:font-weight="bold" style:font-weight-asian="bold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P107" style:parent-style-name="Textbody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P110" style:parent-style-name="Textbody" style:family="paragraph"/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Textbody" style:family="paragraph"/>
    <style:style style:name="T113" style:parent-style-name="DefaultParagraphFont" style:family="text">
      <style:text-properties fo:font-weight="bold" style:font-weight-asian="bold"/>
    </style:style>
    <style:style style:name="T114" style:parent-style-name="DefaultParagraphFont" style:family="text">
      <style:text-properties fo:font-style="italic" style:font-style-asian="italic" style:font-style-complex="italic" fo:language="en" fo:country="US"/>
    </style:style>
    <style:style style:name="T115" style:parent-style-name="DefaultParagraphFont" style:family="text">
      <style:text-properties fo:language="en" fo:country="US"/>
    </style:style>
    <style:style style:name="P116" style:parent-style-name="Textbody" style:family="paragraph"/>
    <style:style style:name="T117" style:parent-style-name="DefaultParagraphFont" style:family="text">
      <style:text-properties fo:font-weight="bold" style:font-weight-asian="bold"/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P119" style:parent-style-name="Textbody" style:family="paragraph"/>
    <style:style style:name="T120" style:parent-style-name="DefaultParagraphFont" style:family="text">
      <style:text-properties fo:font-weight="bold" style:font-weight-asian="bold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P123" style:parent-style-name="Textbody" style:family="paragraph"/>
    <style:style style:name="T124" style:parent-style-name="DefaultParagraphFont" style:family="text">
      <style:text-properties fo:font-weight="bold" style:font-weight-asian="bold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P126" style:parent-style-name="Textbody" style:family="paragraph"/>
    <style:style style:name="T127" style:parent-style-name="DefaultParagraphFont" style:family="text">
      <style:text-properties fo:font-style="italic" style:font-style-asian="italic" style:font-style-complex="italic"/>
    </style:style>
    <style:style style:name="P128" style:parent-style-name="Textbody" style:family="paragraph"/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P131" style:parent-style-name="Textbody" style:family="paragraph"/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135" style:parent-style-name="DefaultParagraphFont" style:family="text">
      <style:text-properties style:font-name="Arial Narrow" fo:font-weight="bold" style:font-weight-asian="bold" fo:font-size="13pt" style:font-size-asian="13pt" style:font-size-complex="13pt"/>
    </style:style>
    <style:style style:name="P136" style:parent-style-name="Standard" style:family="paragraph">
      <style:text-properties style:font-name="Arial Narrow" fo:font-weight="bold" style:font-weight-asian="bold"/>
    </style:style>
    <style:style style:name="P137" style:parent-style-name="Textbody" style:family="paragraph"/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Textbody" style:family="paragraph"/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fo:font-style="italic" style:font-style-asian="italic" style:font-style-complex="italic" fo:language="en" fo:country="US"/>
    </style:style>
    <style:style style:name="T142" style:parent-style-name="DefaultParagraphFont" style:family="text">
      <style:text-properties fo:language="en" fo:country="US"/>
    </style:style>
    <style:style style:name="P143" style:parent-style-name="Textbody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font-style="italic" style:font-style-asian="italic" style:font-style-complex="italic" fo:language="en" fo:country="US"/>
    </style:style>
    <style:style style:name="T147" style:parent-style-name="DefaultParagraphFont" style:family="text">
      <style:text-properties fo:language="en" fo:country="US"/>
    </style:style>
    <style:style style:name="P148" style:parent-style-name="Textbody" style:family="paragraph"/>
    <style:style style:name="T149" style:parent-style-name="DefaultParagraphFont" style:family="text">
      <style:text-properties fo:font-weight="bold" style:font-weight-asian="bold"/>
    </style:style>
    <style:style style:name="T150" style:parent-style-name="DefaultParagraphFont" style:family="text">
      <style:text-properties fo:font-weight="bold" style:font-weight-asian="bold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font-style="italic" style:font-style-asian="italic" style:font-style-complex="italic" fo:language="en" fo:country="US"/>
    </style:style>
    <style:style style:name="T153" style:parent-style-name="DefaultParagraphFont" style:family="text">
      <style:text-properties fo:language="en" fo:country="US"/>
    </style:style>
    <style:style style:name="P154" style:parent-style-name="Textbody" style:family="paragraph"/>
    <style:style style:name="T155" style:parent-style-name="DefaultParagraphFont" style:family="text">
      <style:text-properties fo:font-weight="bold" style:font-weight-asian="bold"/>
    </style:style>
    <style:style style:name="T156" style:parent-style-name="DefaultParagraphFont" style:family="text">
      <style:text-properties fo:font-weight="bold" style:font-weight-asian="bold"/>
    </style:style>
    <style:style style:name="T157" style:parent-style-name="DefaultParagraphFont" style:family="text">
      <style:text-properties fo:font-style="italic" style:font-style-asian="italic" style:font-style-complex="italic"/>
    </style:style>
    <style:style style:name="P158" style:parent-style-name="Textbody" style:family="paragraph"/>
    <style:style style:name="T159" style:parent-style-name="DefaultParagraphFont" style:family="text">
      <style:text-properties fo:font-weight="bold" style:font-weight-asian="bold"/>
    </style:style>
    <style:style style:name="T160" style:parent-style-name="DefaultParagraphFont" style:family="text">
      <style:text-properties fo:font-style="italic" style:font-style-asian="italic" style:font-style-complex="italic" fo:language="en" fo:country="US"/>
    </style:style>
    <style:style style:name="T161" style:parent-style-name="DefaultParagraphFont" style:family="text">
      <style:text-properties fo:language="en" fo:country="US"/>
    </style:style>
    <style:style style:name="P162" style:parent-style-name="Textbody" style:family="paragraph"/>
    <style:style style:name="T163" style:parent-style-name="DefaultParagraphFont" style:family="text">
      <style:text-properties fo:font-weight="bold" style:font-weight-asian="bold"/>
    </style:style>
    <style:style style:name="T164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Politechnika <text:s/>Świętokrzyska</text:p>
      <text:p text:style-name="P2">Wydział Elektrotechniki, Automatyki i Informatyki</text:p>
      <text:p text:style-name="P3"/>
      <text:p text:style-name="P4"/>
      <text:p text:style-name="P5"/>
      <text:p text:style-name="P6">Maksymilian Sowula</text:p>
      <text:p text:style-name="P7">Paweł Marek</text:p>
      <text:p text:style-name="P8">Jakub Szczur</text:p>
      <text:p text:style-name="P9">Daniel Cieślak</text:p>
      <text:p text:style-name="P10">Numer grupy dziekańskiej: 1ID21A</text:p>
      <text:p text:style-name="P11"/>
      <text:p text:style-name="P12"/>
      <text:p text:style-name="P13"/>
      <text:p text:style-name="P14"/>
      <text:p text:style-name="P15">Wypożyczalnia płyt DVD</text:p>
      <text:p text:style-name="P16"/>
      <text:p text:style-name="P17">Inteligentne Usługi Informacyjne - Projek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2" text:outline-level="2">1. Skład zespoł<text:bookmark-start text:name="_GoBack"/><text:bookmark-end text:name="_GoBack"/>u oraz podział prac</text:h>
      <text:h text:style-name="P18" text:outline-level="2"><text:span text:style-name="T19">Tabela 1.1.<text:s/></text:span><text:span text:style-name="T20">Skład zespołu oraz procentowy podział prac</text:span></text:h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Członek zespołu</text:p>
          </table:table-cell>
          <table:table-cell table:style-name="TableCell28">
            <text:p text:style-name="P29">Wykonywana praca</text:p>
          </table:table-cell>
          <table:table-cell table:style-name="TableCell30">
            <text:p text:style-name="P31">Udział procentowy</text:p>
          </table:table-cell>
        </table:table-row>
        <table:table-row table:style-name="TableRow32">
          <table:table-cell table:style-name="TableCell33">
            <text:p text:style-name="P34">Maksymilian Sowula</text:p>
          </table:table-cell>
          <table:table-cell table:style-name="TableCell35">
            <text:p text:style-name="P36">Backend, Testy</text:p>
          </table:table-cell>
          <table:table-cell table:style-name="TableCell37">
            <text:p text:style-name="P38">25%</text:p>
          </table:table-cell>
        </table:table-row>
        <table:table-row table:style-name="TableRow39">
          <table:table-cell table:style-name="TableCell40">
            <text:p text:style-name="P41">Paweł Marek</text:p>
          </table:table-cell>
          <table:table-cell table:style-name="TableCell42">
            <text:p text:style-name="P43">Frontend,<text:s/>Dokumentacja techniczna</text:p>
          </table:table-cell>
          <table:table-cell table:style-name="TableCell44">
            <text:p text:style-name="P45">25%</text:p>
          </table:table-cell>
        </table:table-row>
        <table:table-row table:style-name="TableRow46">
          <table:table-cell table:style-name="TableCell47">
            <text:p text:style-name="P48">Jakub Szczur</text:p>
          </table:table-cell>
          <table:table-cell table:style-name="TableCell49">
            <text:p text:style-name="P50">Frontend, UX/UI</text:p>
          </table:table-cell>
          <table:table-cell table:style-name="TableCell51">
            <text:p text:style-name="P52">25%</text:p>
          </table:table-cell>
        </table:table-row>
        <table:table-row table:style-name="TableRow53">
          <table:table-cell table:style-name="TableCell54">
            <text:p text:style-name="P55">Daniel Cieślak</text:p>
          </table:table-cell>
          <table:table-cell table:style-name="TableCell56">
            <text:p text:style-name="P57">Backend, Sprawozdanie</text:p>
          </table:table-cell>
          <table:table-cell table:style-name="TableCell58">
            <text:p text:style-name="P59">25%</text:p>
          </table:table-cell>
        </table:table-row>
      </table:table>
      <text:p text:style-name="P60"/>
      <text:h text:style-name="Heading2" text:outline-level="2">2. Zrzuty ekranu aplikacji</text:h>
      <text:p text:style-name="P61">2.1. Makiety aplikacji</text:p>
      <text:p text:style-name="P62">2.2. Widok zaimplementowanych makiet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Heading2" text:outline-level="2">3. Opis użytych technologii oraz frameworków</text:h>
      <text:p text:style-name="P63">3.1. Backend</text:p>
      <text:p text:style-name="P64">3.1.1. Java</text:p>
      <text:p text:style-name="P65">3.1.2. Spring Boot</text:p>
      <text:p text:style-name="P66">3.2. Frontend</text:p>
      <text:p text:style-name="P67">3.2.1. TypeScript</text:p>
      <text:p text:style-name="P68">3.2.2. React</text:p>
      <text:p text:style-name="P69">3.3. Baza Danych</text:p>
      <text:p text:style-name="P70">3.3.1. PostgreSQL</text:p>
      <text:p text:style-name="P71">3.4. Koncept UX/UI</text:p>
      <text:p text:style-name="P72">3.4.1. Figma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h text:style-name="Heading2" text:outline-level="2">4. Architektura systemu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Heading2" text:outline-level="2">5. Funkcjonalności systemu</text:h>
      <text:p text:style-name="Textbody"/>
      <text:p text:style-name="Standard"><text:span text:style-name="T86">5.1.<text:s/></text:span><text:span text:style-name="T87">Funkcjonalności użytkownika</text:span></text:p>
      <text:p text:style-name="P88"/>
      <text:list text:style-name="LFO1" text:continue-numbering="true">
        <text:list-item>
          <text:p text:style-name="P89"><text:span text:style-name="T90">Rejestracja konta<text:s/></text:span>– Utworzenie konta z danymi: nickname, password, age, preferredGenresIdentifiers. Walidacja wieku, unikalność nickname, hasło haszowane (Bcrypt).<text:s/><text:span text:style-name="T91">Endpoint</text:span>: POST /api/v1/auth/register</text:p>
        </text:list-item>
        <text:list-item>
          <text:p text:style-name="P92"><text:span text:style-name="T93">Logowanie do systemu<text:s/></text:span>–<text:s/>Logowanie z użyciem JWT (access token 15 min, refresh token 7 dni, HttpOnly cookies).<text:s/><text:span text:style-name="T94">Backend rozpoznaje rolę (USER / ADMIN).<text:s/></text:span><text:span text:style-name="T95">Endpoint</text:span><text:span text:style-name="T96">: POST /api/v1/auth/login</text:span></text:p>
        </text:list-item>
        <text:list-item>
          <text:p text:style-name="P97"><text:span text:style-name="T98">Odświeżanie tokenu / Wylogowanie<text:s/></text:span>-<text:s/>Odświeżanie tokenu oraz bezpieczne wylogowanie (unieważnienie refresh tokena i usunięcie cookie).<text:s/><text:span text:style-name="T99">Endpointy</text:span><text:span text:style-name="T100">: POST /api/v1/auth/refresh, POST /api/v1/auth/logout</text:span></text:p>
        </text:list-item>
        <text:list-item>
          <text:p text:style-name="P101"><text:span text:style-name="T102">Przegląd kolekcji płyt DVD<text:s/></text:span>–<text:s/>Dostęp do listy filmów z informacją o dostępności, możliwością filtrowania (tytuł, opis, gatunek).<text:s/><text:span text:style-name="T103">Endpoint</text:span>: GET /api/v1/dvd</text:p>
        </text:list-item>
        <text:list-item>
          <text:p text:style-name="P104"><text:span text:style-name="T105">Szczegóły płyty DVD -<text:s/></text:span>Pełne metadane płyty: tytuł, gatunki, opis, reżyser, rok wydania, czas trwania, liczba kopii, cena za dzień, URL plakatu, data dodania.<text:s/><text:span text:style-name="T106">Endpoint</text:span>: GET /api/v1/dvd/{id}</text:p>
        </text:list-item>
        <text:list-item>
          <text:p text:style-name="P107"><text:span text:style-name="T108">Żądanie rezerwacji płyty<text:s/></text:span>–<text:s/>Użytkownik składa rezerwację podając zakres dat i liczbę kopii. Rezerwacja trafia do statusu PENDING i wymaga akceptacji admina. System wykrywa konflikty i sprawdza dostępność.<text:s/><text:span text:style-name="T109">Endpoint</text:span>: POST /api/v1/reservations/new</text:p>
        </text:list-item>
        <text:list-item>
          <text:p text:style-name="P110"><text:span text:style-name="T111">Żądanie zwrotu wypożyczonej płyty<text:s/></text:span>– zgłoszenie chęci zwrotu wypożyczonego tytułu.</text:p>
        </text:list-item>
        <text:list-item>
          <text:p text:style-name="P112"><text:span text:style-name="T113">Podgląd aktywnych rezerwacji i wypożyczeń<text:s/></text:span>-<text:s/>Użytkownik przegląda swoje rezerwacje i aktywne wypożyczenia; filtracja po statusach.<text:s/><text:span text:style-name="T114">Endpointy</text:span><text:span text:style-name="T115">: GET /api/v1/reservations (osobiste), GET /api/v1/rentals (osobiste)</text:span></text:p>
        </text:list-item>
        <text:list-item>
          <text:p text:style-name="P116"><text:span text:style-name="T117">Anulowanie rezerwacji<text:s/></text:span>-<text:s/>Użytkownik może anulować rezerwację w statusie PENDING. System zwalnia zarezerwowane kopie.<text:s/><text:span text:style-name="T118">Endpoint</text:span>: POST /api/v1/reservations/{id}/cancel</text:p>
        </text:list-item>
        <text:list-item>
          <text:p text:style-name="P119"><text:span text:style-name="T120">Żądanie zwrotu wypożyczonej płyty<text:s/></text:span>-<text:s/>Użytkownik zgłasza chęć zwrotu aktywnego wypożyczenia; status zmienia się na RETURN_REQUESTED.<text:s/><text:span text:style-name="T121">Endpo</text:span><text:span text:style-name="T122">int</text:span>: POST /api/v1/rentals/{id}/return-request</text:p>
        </text:list-item>
        <text:list-item>
          <text:p text:style-name="P123"><text:span text:style-name="T124">Historia wypożyczeń<text:s/></text:span>-<text:s/>Lista wypożyczeń (z datami, kosztami, tytułami, returnDate). Możliwe filtrowanie (wszystkie – null, historyczne – HISTORICAL).<text:s/><text:span text:style-name="T125">Endpoint</text:span>: GET /api/v1/rentals?filter=HISTORICAL</text:p>
        </text:list-item>
        <text:list-item>
          <text:p text:style-name="P126">Historia rachunków / dokumentów PDF -<text:s/>Użytkownik ma dostęp do listy swoich dokumentów finansowych (rachunki/faktury/receipts) z linkiem do pobrania PDF.<text:s/><text:span text:style-name="T127">Endpoint</text:span>: GET /api/v1/transactions</text:p>
        </text:list-item>
        <text:list-item>
          <text:p text:style-name="P128"><text:span text:style-name="T129">Rekomendacje filmowe<text:s/></text:span>-<text:s/>Personalizowane rekomendacje oparte o historię wypożyczeń,<text:s/>preferowane gatunki, wiek i popularność; rekomendacje zawierają powód (reason).<text:s/><text:span text:style-name="T130">Endpoint</text:span>: GET /api/v1/user/recommendations</text:p>
        </text:list-item>
        <text:list-item>
          <text:p text:style-name="P131"><text:span text:style-name="T132">Profil użytkownika (edycja)<text:s/></text:span>- Możliwość edycji nickname, age, preferredGenresIdentifiers, password. Walidacja: co najmniej jedno pole wymagane w PATCH.<text:s/><text:span text:style-name="T133">Endpointy</text:span>: GET /api/v1/user, PATCH /api/v1/user/edit</text:p>
        </text:list-item>
      </text:list>
      <text:p text:style-name="Textbody"/>
      <text:p text:style-name="Standard"><text:span text:style-name="T134">5.2.<text:s/></text:span><text:span text:style-name="T135">Funkcjonalności administratora</text:span></text:p>
      <text:p text:style-name="P136"/>
      <text:list text:style-name="LFO2" text:continue-numbering="true">
        <text:list-item>
          <text:p text:style-name="P137"><text:span text:style-name="T138">Logowanie do panelu administracyjnego</text:span><text:s/>–<text:s/>Wspólny panel logowania; admin uzyskuje dodatkowe uprawnienia przypisane w tokenie.</text:p>
        </text:list-item>
        <text:list-item>
          <text:p text:style-name="P139"><text:span text:style-name="T140">Zarządzanie rezerwacjami<text:s/></text:span>–<text:s/>Przegląd wszystkich rezerwacji (system-wide), filtrowanie, akceptacja/odrzucenie. Akceptacja powoduje utworzenie wypożyczenia, zmniejszenie dostępnych kopii i powiadomienie użytkownika.<text:s/><text:span text:style-name="T141">Endpointy</text:span><text:span text:style-name="T142">: GET /api/v1/reservations/all, POST /api/v1/reservations/{id}/accept, POST /api/v1/reservations/{id}/decline</text:span></text:p>
        </text:list-item>
        <text:list-item>
          <text:p text:style-name="P143"><text:span text:style-name="T144">Zarządzanie zwrotami<text:s/></text:span>–<text:s/>Przegląd żądań zwrotów, akceptacja (obliczenie ewentualnych kar, wygenerowanie dokumentu) lub odrzucenie.<text:s/><text:span text:style-name="T145">Akceptacja kończy wypożyczenie i zwiększa dostępne kopie.<text:s/></text:span><text:span text:style-name="T146">Endpointy</text:span><text:span text:style-name="T147">: GET /api/v1/rentals/return-requests, POST /api/v1/rentals/{id}/return-accept, POST /api/v1/rentals/{id}/return-decline</text:span></text:p>
        </text:list-item>
        <text:list-item>
          <text:p text:style-name="P148"><text:span text:style-name="T149">Generowanie rachunków / dokument</text:span><text:span text:style-name="T150">ów PDF<text:s/></text:span>-<text:s/>Tworzenie dokumentów zgodnych z polskimi standardami (iText5), strategia pozwalająca na różne formaty (invoice/receipt).<text:s/><text:span text:style-name="T151">Automatyczne naliczanie opłat i kar.<text:s/></text:span><text:span text:style-name="T152">Endpointy</text:span><text:span text:style-name="T153">: GET /api/v1/transactions/all, POST /api/v1/transactions/bill/{id}</text:span></text:p>
        </text:list-item>
        <text:list-item>
          <text:p text:style-name="P154"><text:span text:style-name="T155">Dodawanie /<text:s/></text:span><text:span text:style-name="T156">edycja / usuwanie DVD<text:s/></text:span>-<text:s/>Pełne CRUD dla obiektów DVD (admin). Walidacja danych (gatunki istnieją, wartości dodatnie).<text:s/><text:span text:style-name="T157">Endpointy</text:span>: POST /api/v1/dvd/create, PATCH /api/v1/dvd/{id}/edit, DELETE /api/v1/dvd/{id}</text:p>
        </text:list-item>
        <text:list-item>
          <text:p text:style-name="P158"><text:span text:style-name="T159">Zarządzanie gatunkami filmowymi<text:s/></text:span>-<text:s/>Dodawanie i usuwanie gatunków z walidacją unikalności; przy usuwaniu kontroli zależności (niemozliwe usunięcie gdy przypisane DVD).<text:s/><text:span text:style-name="T160">Endpointy</text:span><text:span text:style-name="T161">: POST /api/v1/genres/create, DELETE /api/v1/genres/{id}/delete</text:span></text:p>
        </text:list-item>
        <text:list-item>
          <text:p text:style-name="P162"><text:span text:style-name="T163">Historia rachunków (system-wide)<text:s/></text:span>- Pełny wgląd w wszystkie dokumenty i transakcje.<text:s/><text:span text:style-name="T164">Endpoint</text:span>: GET /api/v1/transactions/all</text:p>
        </text:list-item>
      </text:list>
      <text:p text:style-name="Textbody"/>
      <text:h text:style-name="Heading2" text:outline-level="2">6. Wnioski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Arial Narrow" svg:font-family="Arial Narrow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Arial Narrow"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text-align="start" fo:margin-top="0.0972in"/>
      <style:text-properties style:font-name="Arial Narrow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 fo:line-height="150%"/>
      <style:text-properties style:font-name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</meta:initial-creator>
    <dc:creator>PC</dc:creator>
    <meta:creation-date>2025-04-05T19:31:00Z</meta:creation-date>
    <dc:date>2025-10-16T17:14:00Z</dc:date>
    <meta:print-date>2025-04-06T15:32:00Z</meta:print-date>
    <meta:template xlink:href="Normal" xlink:type="simple"/>
    <meta:editing-cycles>2</meta:editing-cycles>
    <meta:editing-duration>PT81480S</meta:editing-duration>
    <meta:document-statistic meta:page-count="1" meta:paragraph-count="10" meta:word-count="752" meta:character-count="5256" meta:row-count="37" meta:non-whitespace-character-count="4514"/>
  </office:meta>
</office:document-meta>
</file>